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371.85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dan Oddo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ky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niel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vid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/>
          <table:table-cell office:value-type="string" calcext:value-type="string">
            <text:p>accepting delivery of lumber and unplugging sprinker line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abella Gabrielli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Kirby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ying 2x4 and screw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Cutting 2x4’s</text:p>
          </table:table-cell>
          <table:table-cell table:style-name="ce4" office:value-type="date" office:date-value="2017-09-06" calcext:value-type="date">
            <text:p>09/06/17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Staining 2x4’s</text:p>
          </table:table-cell>
          <table:table-cell table:style-name="ce4" office:value-type="date" office:date-value="2017-09-06" calcext:value-type="date">
            <text:p>09/06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lly Mano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k Phipps</text:p>
          </table:table-cell>
          <table:table-cell/>
          <table:table-cell office:value-type="string" calcext:value-type="string">
            <text:p>signing of proposal</text:p>
          </table:table-cell>
          <table:table-cell table:style-name="ce4" office:value-type="date" office:date-value="2017-08-07" calcext:value-type="date">
            <text:p>08/07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Buettner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Haye</text:p>
          </table:table-cell>
          <table:table-cell/>
          <table:table-cell office:value-type="string" calcext:value-type="string">
            <text:p>Digging post holes, pouring concrete, setting brackets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hew Dunca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turn in proposal to Dr Phipps</text:p>
          </table:table-cell>
          <table:table-cell table:style-name="ce4" office:value-type="date" office:date-value="2017-08-07" calcext:value-type="date">
            <text:p>08/07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earning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Purchasing brackets from Diamond Pacific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Measuring sidewalk height for concrete footing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igging post holes, pouring concrete, setting brackets, picking lumber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Measuring for upper distancing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rectifying delivery problem and picking 2x4’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Taking off forms and cleaning up concrete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canning reciepts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taining and cutting posts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etting up structure</text:p>
          </table:table-cell>
          <table:table-cell table:style-name="ce4" office:value-type="date" office:date-value="2017-08-29" calcext:value-type="date">
            <text:p>08/29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Updating time sheet</text:p>
          </table:table-cell>
          <table:table-cell table:style-name="ce4" office:value-type="date" office:date-value="2017-09-02" calcext:value-type="date">
            <text:p>09/02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Screwing piece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ying 2x4 and screws</text:p>
          </table:table-cell>
          <table:table-cell table:style-name="ce4" office:value-type="date" office:date-value="2017-09-04" calcext:value-type="date">
            <text:p>09/04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ropping off letter of recommendation envelopes</text:p>
          </table:table-cell>
          <table:table-cell table:style-name="ce4" office:value-type="date" office:date-value="2017-09-11" calcext:value-type="date">
            <text:p>09/11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well Allen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ly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buying brushes</text:p>
          </table:table-cell>
          <table:table-cell table:style-name="ce4" office:value-type="date" office:date-value="2017-08-23" calcext:value-type="date">
            <text:p>08/23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/>
          <table:table-cell office:value-type="string" calcext:value-type="string">
            <text:p>picking up tubs for paint</text:p>
          </table:table-cell>
          <table:table-cell table:style-name="ce4" office:value-type="date" office:date-value="2017-08-24" calcext:value-type="date">
            <text:p>08/24/17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ith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elling me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 Stonestreet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5" calcext:value-type="date">
            <text:p>08/25/17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/>
          <table:table-cell office:value-type="string" calcext:value-type="string">
            <text:p>Staining</text:p>
          </table:table-cell>
          <table:table-cell table:style-name="ce4" office:value-type="date" office:date-value="2017-08-26" calcext:value-type="date">
            <text:p>08/26/17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9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/00/0000</text:date>, <text:time style:data-style-name="N2" text:time-value="21:39:20.799996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9-11T23:22:57.231292912</dc:date>
    <meta:editing-duration>P1DT22H45M38S</meta:editing-duration>
    <meta:editing-cycles>36</meta:editing-cycles>
    <meta:generator>LibreOffice/5.4.1.2.0$Linux_X86_64 LibreOffice_project/40m0$Build-2</meta:generator>
    <meta:document-statistic meta:table-count="1" meta:cell-count="420" meta:object-count="0"/>
  </office:meta>
</office:document-meta>
</file>